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officeooo:paragraph-rsid="0008a162" fo:hyphenate="false" fo:hyphenation-remain-char-count="2" fo:hyphenation-push-char-count="2"/>
    </style:style>
    <style:style style:name="P2" style:family="paragraph" style:parent-style-name="Standard">
      <style:paragraph-properties fo:orphans="2" fo:widows="2" fo:hyphenation-ladder-count="no-limit"/>
      <style:text-properties officeooo:rsid="000a6ba9" officeooo:paragraph-rsid="000a6ba9" fo:hyphenate="false" fo:hyphenation-remain-char-count="2" fo:hyphenation-push-char-count="2"/>
    </style:style>
    <style:style style:name="P3" style:family="paragraph" style:parent-style-name="Standard">
      <style:paragraph-properties fo:orphans="2" fo:widows="2" fo:hyphenation-ladder-count="no-limit"/>
      <style:text-properties officeooo:rsid="000b0748" officeooo:paragraph-rsid="000b0748" fo:hyphenate="false" fo:hyphenation-remain-char-count="2" fo:hyphenation-push-char-count="2"/>
    </style:style>
    <style:style style:name="P4" style:family="paragraph" style:parent-style-name="Standard" style:master-page-name="Standard">
      <style:paragraph-properties fo:orphans="2" fo:widows="2" fo:hyphenation-ladder-count="no-limit" style:page-number="auto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officeooo:rsid="000e8949" officeooo:paragraph-rsid="000e8949" fo:hyphenate="false" fo:hyphenation-remain-char-count="2" fo:hyphenation-push-char-count="2"/>
    </style:style>
    <style:style style:name="T1" style:family="text">
      <style:text-properties officeooo:rsid="0008a162"/>
    </style:style>
    <style:style style:name="T2" style:family="text">
      <style:text-properties officeooo:rsid="000c7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емонстрационный документ</text:p>
      <text:p text:style-name="P1">к диссертации ___ФИО_в_родительном_падеже___ по теме «___ Тема_диссертации ___», представленной к защите в диссертационном совете <text:span text:style-name="T1">___ШИФР_СОВЕТА___</text:span></text:p>
      <text:p text:style-name="P1"/>
      <text:p text:style-name="P2">Строки для заполнения человеком:</text:p>
      <text:p text:style-name="P2">____________________________________________________________________</text:p>
      <text:p text:style-name="P2">____________________________________________________________________</text:p>
      <text:p text:style-name="P2">____________________________________________________________________</text:p>
      <text:p text:style-name="P2"/>
      <text:p text:style-name="P2"/>
      <text:p text:style-name="P2">Какая-нибудь дата: «__» ________ 20__ г.</text:p>
      <text:p text:style-name="P2"/>
      <text:p text:style-name="P2">Учёный секретарь диссовета <text:span text:style-name="T1">___ШИФР_СОВЕТА___ <text:s/></text:span><text:s/>— <text:s/><text:span text:style-name="T1"><text:s/></text:span>___Учсекретарь_И_О___</text:p>
      <text:p text:style-name="P2"/>
      <text:p text:style-name="P3">Обсуждается диссертация ___ФИО_в_родительном_падеже___ по теме «___Тема_диссертации___» на соискание учёной степени ___кандидат_или_доктор___а ___каких_наук___ <text:span text:style-name="T2">наук </text:span>по специальности ___ШИФР_СПЕЦ___ <text:s/>___Название_научной_специальности___</text:p>
      <text:p text:style-name="P3"/>
      <text:p text:style-name="P5">Этот документ хорош тем, что из него удобно копировать кодовые слова. Это правда надёжнее, чем набирать их занов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8T23:25:00</meta:creation-date>
    <dc:date>2025-10-16T02:53:46.728266084</dc:date>
    <meta:generator>LibreOffice/5.1.6.2$Linux_X86_64 LibreOffice_project/10m0$Build-2</meta:generator>
    <meta:editing-duration>PT1H33M38S</meta:editing-duration>
    <meta:editing-cycles>8</meta:editing-cycles>
    <meta:document-statistic meta:table-count="0" meta:image-count="0" meta:object-count="0" meta:page-count="1" meta:paragraph-count="10" meta:word-count="70" meta:character-count="869" meta:non-whitespace-character-count="803"/>
  </office:meta>
</office:document-meta>
</file>